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FileEntryParser.parseFTPEntry( String list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ositeFileEntryParser.CompositeFileEntryParser( FTPFileEntryParser [ ] ftpFileEntryPar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